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General Questions</text:h>
      <text:p text:style-name="Text_20_body">1. Who is the main character in Sucker Punch, and what is her situation at the beginning of the movie?</text:p>
      <text:p text:style-name="Text_20_body">The main character is Babydoll. At the beginning, she is sent to a mental hospital because of a family problem, and she is in danger of being lobotomized.</text:p>
      <text:p text:style-name="Text_20_body"/>
      <text:p text:style-name="Text_20_body">2. What is the main setting of the story, and how does it change throughout the film?</text:p>
      <text:p text:style-name="Text_20_body">The story starts in a mental hospital. But in Babydoll’s mind, it becomes a nightclub where the girls dance and plan their escape. In the dances, the setting changes again to fantasy worlds full of missions and battles.</text:p>
      <text:p text:style-name="Text_20_body"/>
      <text:p text:style-name="Text_20_body">3. What is the purpose of the fantasy worlds in the story?</text:p>
      <text:p text:style-name="Text_20_body">The fantasy worlds show Babydoll’s way of escaping reality. They help her and the other girls stay strong and fight for their freedom.</text:p>
      <text:p text:style-name="Text_20_body"/>
      <text:p text:style-name="P2">Characters</text:p>
      <text:p text:style-name="Text_20_body">4. How would you describe Babydoll’s personality?</text:p>
      <text:p text:style-name="Text_20_body">Babydoll is brave, strong, and hopeful. Even when things are bad, she keeps fighting for a better life.</text:p>
      <text:p text:style-name="Text_20_body"/>
      <text:p text:style-name="Text_20_body">5. What role does Sweet Pea play in the story?</text:p>
      <text:p text:style-name="Text_20_body">Sweet Pea is like the big sister. She tries to protect the group and, in the end, she is the one who escapes.</text:p>
      <text:p text:style-name="Text_20_body"/>
      <text:p text:style-name="Text_20_body">6. How are the other girls (Rocket, Amber, Blondie) important to the plot?</text:p>
      <text:p text:style-name="Text_20_body">They help Babydoll with the plan. Each one is important in the missions, and they show the power of teamwork and friendship.</text:p>
      <text:p text:style-name="Text_20_body"/>
      <text:p text:style-name="P2">Themes and Symbolism</text:p>
      <text:p text:style-name="Text_20_body">7. What are some of the major themes of the movie?</text:p>
      <text:p text:style-name="Text_20_body">Some big themes are freedom, sacrifice, friendship, and hope.</text:p>
      <text:p text:style-name="Text_20_body"/>
      <text:p text:style-name="Text_20_body">8. Do you think the movie is more about escape or empowerment? Why?</text:p>
      <text:p text:style-name="Text_20_body"><text:soft-page-break/>I think it is more about empowerment. Babydoll does not only escape physically; she chooses to help someone else and takes control of her destiny.</text:p>
      <text:p text:style-name="Text_20_body"/>
      <text:p text:style-name="Text_20_body">9. What do the different fantasy missions represent in Babydoll’s real life?</text:p>
      <text:p text:style-name="Text_20_body">Each mission represents something real they need:</text:p>
      <text:p text:style-name="Text_20_body"/>
      <text:p text:style-name="Text_20_body">The map means planning the escape.</text:p>
      <text:p text:style-name="Text_20_body"/>
      <text:p text:style-name="Text_20_body">The fire means making a distraction.</text:p>
      <text:p text:style-name="Text_20_body"/>
      <text:p text:style-name="Text_20_body">The knife is for defense.</text:p>
      <text:p text:style-name="Text_20_body"/>
      <text:p text:style-name="Text_20_body">The key is for unlocking the doors.</text:p>
      <text:p text:style-name="Text_20_body"/>
      <text:p text:style-name="Text_20_body">The fifth thing is Babydoll’s own sacrifice.</text:p>
      <text:p text:style-name="Text_20_body"/>
      <text:p text:style-name="P2">Reflection</text:p>
      <text:p text:style-name="Text_20_body">10. Did you find the ending surprising or confusing? Why or why not?</text:p>
      <text:p text:style-name="Text_20_body">Yes, it was surprising because Babydoll does not escape. But it makes sense because she finds peace by saving Sweet Pea.</text:p>
      <text:p text:style-name="Text_20_body"/>
      <text:p text:style-name="Text_20_body">11. If you could change one thing about the story, what would it be?</text:p>
      <text:p text:style-name="Text_20_body">I would let Babydoll have a chance to live free too, not only Sweet Pea.</text:p>
      <text:p text:style-name="Text_20_body"/>
      <text:p text:style-name="Text_20_body">12. What message do you think the director wanted to convey through Sucker Punch?</text:p>
      <text:p text:style-name="Text_20_body">The message is that real power is inside us. Even when life is unfair, we can choose to be strong and help oth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6:21:32.217013716</meta:creation-date>
    <dc:date>2025-04-28T16:24:11.933986850</dc:date>
    <meta:editing-duration>PT2M40S</meta:editing-duration>
    <meta:editing-cycles>1</meta:editing-cycles>
    <meta:document-statistic meta:table-count="0" meta:image-count="0" meta:object-count="0" meta:page-count="2" meta:paragraph-count="33" meta:word-count="446" meta:character-count="2460" meta:non-whitespace-character-count="2047"/>
    <meta:generator>LibreOffice/7.3.7.2$Linux_X86_64 LibreOffice_project/30$Build-2</meta:generator>
  </office:meta>
</office:document-meta>
</file>